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38"/>
    </style:style>
    <style:style style:name="ce3" style:family="table-cell" style:parent-style-name="Default">
      <style:table-cell-properties fo:background-color="#ffff38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GlassDiffuse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EMissiveMat-Diffuse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EMissiveMat-Emissive</text:p>
          </table:table-cell>
          <table:table-cell office:value-type="string" calcext:value-type="string">
            <text:p>Ca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arg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argo-Airlock</text:p>
          </table:table-cell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argo-Airlock</text:p>
          </table:table-cell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argo-Airlock</text:p>
          </table:table-cell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argo-Airlock</text:p>
          </table:table-cell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argo-Airlock</text:p>
          </table:table-cell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argo-Airlock</text:p>
          </table:table-cell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Cargo-Airlock</text:p>
          </table:table-cell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Cargo-Airlo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argo-Crew</text:p>
          </table:table-cell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argo-Crew</text:p>
          </table:table-cell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argo-Crew</text:p>
          </table:table-cell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argo-Crew</text:p>
          </table:table-cell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argo-Crew</text:p>
          </table:table-cell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argo-Cre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rew</text:p>
          </table:table-cell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rew</text:p>
          </table:table-cell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rew</text:p>
          </table:table-cell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rew</text:p>
          </table:table-cell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Crew</text:p>
          </table:table-cell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rew</text:p>
          </table:table-cell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re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DockPort</text:p>
          </table:table-cell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DockPort</text:p>
          </table:table-cell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DockPor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Servmod</text:p>
          </table:table-cell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Servmod</text:p>
          </table:table-cell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Servmod</text:p>
          </table:table-cell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Servmod</text:p>
          </table:table-cell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Servmod</text:p>
          </table:table-cell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Servmod</text:p>
          </table:table-cell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Servmo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SpotlightDiffuse</text:p>
          </table:table-cell>
          <table:table-cell office:value-type="string" calcext:value-type="string">
            <text:p>Spotlight</text:p>
          </table:table-cell>
        </table:table-row>
        <table:table-row table:style-name="ro1">
          <table:table-cell office:value-type="string" calcext:value-type="string">
            <text:p>ERSSpotlightEmissive</text:p>
          </table:table-cell>
          <table:table-cell office:value-type="string" calcext:value-type="string">
            <text:p>Spotligh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US Mount</text:p>
          </table:table-cell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US Moun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EMissiveMat-Diffuse</text:p>
          </table:table-cell>
          <table:table-cell office:value-type="string" calcext:value-type="string">
            <text:p>Wheel BCK</text:p>
          </table:table-cell>
        </table:table-row>
        <table:table-row table:style-name="ro1">
          <table:table-cell office:value-type="string" calcext:value-type="string">
            <text:p>ERSEMissiveMat-Emissive</text:p>
          </table:table-cell>
          <table:table-cell office:value-type="string" calcext:value-type="string">
            <text:p>Wheel BCK</text:p>
          </table:table-cell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Wheel BCK</text:p>
          </table:table-cell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Wheel BCK</text:p>
          </table:table-cell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Wheel B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Wheel FWD</text:p>
          </table:table-cell>
        </table:table-row>
        <table:table-row table:style-name="ro1">
          <table:table-cell office:value-type="string" calcext:value-type="string">
            <text:p>ERSEMissiveMat-Diffuse</text:p>
          </table:table-cell>
          <table:table-cell office:value-type="string" calcext:value-type="string">
            <text:p>Wheel FWD</text:p>
          </table:table-cell>
        </table:table-row>
        <table:table-row table:style-name="ro1">
          <table:table-cell office:value-type="string" calcext:value-type="string">
            <text:p>ERSEMissiveMat-Emissive</text:p>
          </table:table-cell>
          <table:table-cell office:value-type="string" calcext:value-type="string">
            <text:p>Wheel FWD</text:p>
          </table:table-cell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Wheel FWD</text:p>
          </table:table-cell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Wheel FW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rew Intern</text:p>
          </table:table-cell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rew Inter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ERS Intern</text:p>
          </table:table-cell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ERS Intern</text:p>
          </table:table-cell>
        </table:table-row>
        <table:table-row table:style-name="ro1">
          <table:table-cell office:value-type="string" calcext:value-type="string">
            <text:p>ERSInternalGlassDiffuse</text:p>
          </table:table-cell>
          <table:table-cell office:value-type="string" calcext:value-type="string">
            <text:p>ERS Intern</text:p>
          </table:table-cell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ERS Intern</text:p>
          </table:table-cell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ERS Intern</text:p>
          </table:table-cell>
        </table:table-row>
        <table:table-row table:style-name="ro1">
          <table:table-cell office:value-type="string" calcext:value-type="string">
            <text:p>SeatV2_Diffuse</text:p>
          </table:table-cell>
          <table:table-cell office:value-type="string" calcext:value-type="string">
            <text:p>ERS Intern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ClearPlat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A</text:p>
          </table:table-cell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argo</text:p>
          </table:table-cell>
          <table:table-cell/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argo-Airlock</text:p>
          </table:table-cell>
          <table:table-cell/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argo-Crew</text:p>
          </table:table-cell>
          <table:table-cell/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rew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RS_Torec_DIF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0D</text:p>
          </table:table-cell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argo</text:p>
          </table:table-cell>
          <table:table-cell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argo-Airlock</text:p>
          </table:table-cell>
          <table:table-cell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argo-Crew</text:p>
          </table:table-cell>
          <table:table-cell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rew</text:p>
          </table:table-cell>
          <table:table-cell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Servmod</text:p>
          </table:table-cell>
          <table:table-cell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rew Intern</text:p>
          </table:table-cell>
          <table:table-cell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ERS Inter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RS_Torec_NR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0D</text:p>
          </table:table-cell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argo</text:p>
          </table:table-cell>
          <table:table-cell/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argo-Airlock</text:p>
          </table:table-cell>
          <table:table-cell/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argo-Crew</text:p>
          </table:table-cell>
          <table:table-cell/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rew</text:p>
          </table:table-cell>
          <table:table-cell/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Servmod</text:p>
          </table:table-cell>
          <table:table-cell/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rew Intern</text:p>
          </table:table-cell>
          <table:table-cell/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ERS Inter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RS_Emiss_DIF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0D</text:p>
          </table:table-cell>
        </table:table-row>
        <table:table-row table:style-name="ro1">
          <table:table-cell office:value-type="string" calcext:value-type="string">
            <text:p>ERSEMissiveMat-Diffuse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EMissiveMat-Diffuse</text:p>
          </table:table-cell>
          <table:table-cell office:value-type="string" calcext:value-type="string">
            <text:p>Wheel BCK</text:p>
          </table:table-cell>
          <table:table-cell/>
        </table:table-row>
        <table:table-row table:style-name="ro1">
          <table:table-cell office:value-type="string" calcext:value-type="string">
            <text:p>ERSEMissiveMat-Diffuse</text:p>
          </table:table-cell>
          <table:table-cell office:value-type="string" calcext:value-type="string">
            <text:p>Wheel FW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RS_Emiss_EM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0D</text:p>
          </table:table-cell>
        </table:table-row>
        <table:table-row table:style-name="ro1">
          <table:table-cell office:value-type="string" calcext:value-type="string">
            <text:p>ERSEMissiveMat-Emissive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EMissiveMat-Emissive</text:p>
          </table:table-cell>
          <table:table-cell office:value-type="string" calcext:value-type="string">
            <text:p>Wheel BCK</text:p>
          </table:table-cell>
          <table:table-cell/>
        </table:table-row>
        <table:table-row table:style-name="ro1">
          <table:table-cell office:value-type="string" calcext:value-type="string">
            <text:p>ERSEMissiveMat-Emissive</text:p>
          </table:table-cell>
          <table:table-cell office:value-type="string" calcext:value-type="string">
            <text:p>Wheel FW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RS_1_DIF</text:p>
          </table:table-cell>
          <table:table-cell table:number-columns-repeated="2" table:style-name="ce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argo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argo-Airlock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argo-Crew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rew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DockPort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Servmod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US Mount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Wheel BCK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Wheel FWD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ERS Inter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RS_1_NRM</text:p>
          </table:table-cell>
          <table:table-cell table:number-columns-repeated="2" table:style-name="ce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Crew</text:p>
          </table:table-cell>
          <table:table-cell/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Servmod</text:p>
          </table:table-cell>
          <table:table-cell/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US Mount</text:p>
          </table:table-cell>
          <table:table-cell/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ERS Inter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RS_2_DIF</text:p>
          </table:table-cell>
          <table:table-cell table:number-columns-repeated="2" table:style-name="ce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argo</text:p>
          </table:table-cell>
          <table:table-cell/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argo-Airlock</text:p>
          </table:table-cell>
          <table:table-cell/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argo-Crew</text:p>
          </table:table-cell>
          <table:table-cell/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rew</text:p>
          </table:table-cell>
          <table:table-cell/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DockPor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RS_2_NRM</text:p>
          </table:table-cell>
          <table:table-cell table:number-columns-repeated="2" table:style-name="ce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argo</text:p>
          </table:table-cell>
          <table:table-cell/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argo-Airlock</text:p>
          </table:table-cell>
          <table:table-cell/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argo-Crew</text:p>
          </table:table-cell>
          <table:table-cell/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rew</text:p>
          </table:table-cell>
          <table:table-cell/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DockPor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ERS_3_DIF</text:p>
          </table:table-cell>
          <table:table-cell table:number-columns-repeated="2" table:style-name="ce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Cargo-Airlock</text:p>
          </table:table-cell>
          <table:table-cell/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Servmod</text:p>
          </table:table-cell>
          <table:table-cell/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Wheel BCK</text:p>
          </table:table-cell>
          <table:table-cell/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Wheel FW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ERS_3_NRM</text:p>
          </table:table-cell>
          <table:table-cell table:number-columns-repeated="2" table:style-name="ce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Cargo-Airlock</text:p>
          </table:table-cell>
          <table:table-cell/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Servmod</text:p>
          </table:table-cell>
          <table:table-cell/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Wheel BCK</text:p>
          </table:table-cell>
          <table:table-cell/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Wheel FW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RS_Glass</text:p>
          </table:table-cell>
          <table:table-cell table:number-columns-repeated="2" table:style-name="ce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RSGlassDiffuse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RS_Glass_INT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0D</text:p>
          </table:table-cell>
        </table:table-row>
        <table:table-row table:style-name="ro1">
          <table:table-cell office:value-type="string" calcext:value-type="string">
            <text:p>ERSInternalGlassDiffuse</text:p>
          </table:table-cell>
          <table:table-cell office:value-type="string" calcext:value-type="string">
            <text:p>ERS Inter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RS_Spot_DIF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0C</text:p>
          </table:table-cell>
        </table:table-row>
        <table:table-row table:style-name="ro1">
          <table:table-cell office:value-type="string" calcext:value-type="string">
            <text:p>ERSSpotlightDiffuse</text:p>
          </table:table-cell>
          <table:table-cell office:value-type="string" calcext:value-type="string">
            <text:p>Spotligh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RS_Spot_EMM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0C</text:p>
          </table:table-cell>
        </table:table-row>
        <table:table-row table:style-name="ro1">
          <table:table-cell office:value-type="string" calcext:value-type="string">
            <text:p>ERSSpotlightEmissive</text:p>
          </table:table-cell>
          <table:table-cell office:value-type="string" calcext:value-type="string">
            <text:p>Spotligh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001</text:p>
          </table:table-cell>
          <table:table-cell table:number-columns-repeated="2" table:style-name="ce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Servmo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eatV2_Diffuse</text:p>
          </table:table-cell>
          <table:table-cell office:value-type="string" calcext:value-type="string">
            <text:p>ERS Intern</text:p>
          </table:table-cell>
          <table:table-cell office:value-type="string" calcext:value-type="string">
            <text:p>in ASET_Props. Is model in there, too? Both textures are same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0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RS_DriveMonitorScree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RSDriveMonitorScreen</text:p>
          </table:table-cell>
          <table:table-cell office:value-type="string" calcext:value-type="string">
            <text:p>prop</text:p>
          </table:table-cell>
          <table:table-cell/>
        </table:table-row>
        <table:table-row table:style-name="ro1" table:number-rows-repeated="10484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Sheet2.A1:Sheet2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07:58:35.37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8T12:35:00.132000000</meta:creation-date>
    <dc:date>2022-03-07T09:48:38.472000000</dc:date>
    <meta:editing-duration>PT1H21M37S</meta:editing-duration>
    <meta:editing-cycles>16</meta:editing-cycles>
    <meta:generator>LibreOffice/7.2.3.2$Windows_X86_64 LibreOffice_project/d166454616c1632304285822f9c83ce2e660fd92</meta:generator>
    <meta:document-statistic meta:table-count="2" meta:cell-count="344" meta:object-count="0"/>
  </office:meta>
</office:document-meta>
</file>